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ource Code Pro2" svg:font-family="'Source Code Pro'" style:font-pitch="fixed"/>
    <style:font-face style:name="Source Code Pro1" svg:font-family="'Source Code Pro'" style:font-adornments="標準" style:font-pitch="fixed"/>
    <style:font-face style:name="Source Code Pro" svg:font-family="'Source Code Pro'" style:font-adornments="標準" style:font-pitch="variable"/>
    <style:font-face style:name="Source Sans Pro3" svg:font-family="'Source Sans Pro'" style:font-adornments="標準" style:font-pitch="variable"/>
    <style:font-face style:name="Arial" svg:font-family="Arial"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Liberation Sans1" svg:font-family="'Liberation Sans', 'Nimbus Sans L', Arial" style:font-family-generic="swiss" style:font-pitch="variable"/>
    <style:font-face style:name="Liberation Sans"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withoutfill">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dash" draw:stroke-dash="Fine_20_Dashed" svg:stroke-width="0.2cm" draw:marker-start-width="0.6cm" draw:marker-end-width="0.6cm" draw:fill="none" draw:textarea-horizontal-align="center" draw:textarea-vertical-align="middle" fo:padding-top="0.225cm" fo:padding-bottom="0.225cm" fo:padding-left="0.35cm" fo:padding-right="0.35cm"/>
    </style:style>
    <style:style style:name="gr5" style:family="graphic" style:parent-style-name="objectwithoutfill">
      <style:graphic-properties draw:fill="none" draw:textarea-horizontal-align="center" draw:textarea-vertical-align="middle"/>
    </style:style>
    <style:style style:name="gr6" style:family="graphic" style:parent-style-name="objectwithoutfill">
      <style:graphic-properties draw:stroke="solid" draw:stroke-dash="Fine_20_Dashed" svg:stroke-width="0.2cm" draw:marker-start-width="0.6cm" draw:marker-end-width="0.6cm" draw:fill="none" draw:textarea-horizontal-align="center" draw:textarea-vertical-align="middle" fo:padding-top="0.225cm" fo:padding-bottom="0.225cm" fo:padding-left="0.35cm" fo:padding-right="0.35cm"/>
    </style:style>
    <style:style style:name="gr7"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12.179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P6" style:family="paragraph">
      <style:paragraph-properties fo:text-align="center"/>
      <style:text-properties style:font-name="Source Code Pro2"/>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style:font-name="Source Code Pro2"/>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nux環境で<text:line-break/>LibreOfficeをビルドしてみようかね</text:p>
          </draw:text-box>
        </draw:frame>
        <draw:frame presentation:style-name="pr2" draw:text-style-name="P2" draw:layer="layout" svg:width="21.5cm" svg:height="12.179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ビルド」とは</text:p>
          </draw:text-box>
        </draw:frame>
        <draw:frame presentation:style-name="pr5" draw:layer="layout" svg:width="26cm" svg:height="14.36cm" svg:x="1cm" svg:y="3.7cm" presentation:class="outline" presentation:user-transformed="true">
          <draw:text-box>
            <text:list text:style-name="L2">
              <text:list-item>
                <text:p>ビルディング(building)のbuildと同じ</text:p>
                <text:list>
                  <text:list-item>
                    <text:p>建築するとか建てるとかいう意味</text:p>
                  </text:list-item>
                  <text:list-item>
                    <text:p>makeは小さいものを作る、buildは大きい物を作るイメージ</text:p>
                  </text:list-item>
                </text:list>
                <text:p/>
              </text:list-item>
              <text:list-item>
                <text:p>ソースコードから実行可能なソフトウェアを作ること</text:p>
                <text:list>
                  <text:list-item>
                    <text:p>LibreOfficeはオープンソース（＝ソースコードが公開された）ソフトウェア</text:p>
                  </text:list-item>
                  <text:list-item>
                    <text:p>ソースコードを覗いたりいじったりできる</text:p>
                  </text:list-item>
                  <text:list-item>
                    <text:p>いじったものを使いたい→ビルド</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ビルドしたい理由って？</text:p>
          </draw:text-box>
        </draw:frame>
        <draw:frame presentation:style-name="pr5" draw:layer="layout" svg:width="26cm" svg:height="14.36cm" svg:x="1cm" svg:y="3.7cm" presentation:class="outline" presentation:user-transformed="true">
          <draw:text-box>
            <text:list text:style-name="L2">
              <text:list-item>
                <text:p>開発したいなら当然ビルドせざるを得ない</text:p>
              </text:list-item>
              <text:list-item>
                <text:p>自分のやった翻訳を確認してみたい</text:p>
                <text:list>
                  <text:list-item>
                    <text:p>LibreOfficeの場合翻訳の取り込みはリリースマイルストーン</text:p>
                  </text:list-item>
                  <text:list-item>
                    <text:p>リリース前に確認したかったら自分でビルドするしかない</text:p>
                  </text:list-item>
                </text:list>
              </text:list-item>
              <text:list-item>
                <text:p>開発中の超新しい機能をいじってみたい</text:p>
                <text:list>
                  <text:list-item>
                    <text:p>Nightly Buildというのもあるが英語しかないし</text:p>
                    <text:p/>
                  </text:list-item>
                </text:list>
              </text:list-item>
              <text:list-item>
                <text:p>何より、道具立てさえあればできることができないってのは<text:span text:style-name="T2">なんか悔しい</text:span>ｗ</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ビルドしてみよう……どの環境で？</text:p>
          </draw:text-box>
        </draw:frame>
        <draw:frame presentation:style-name="pr8" draw:layer="layout" svg:width="26cm" svg:height="14.244cm" svg:x="1cm" svg:y="4.5cm" presentation:class="outline" presentation:user-transformed="true">
          <draw:text-box>
            <text:list text:style-name="L2">
              <text:list-item>
                <text:p>オススメはLinux</text:p>
                <text:list>
                  <text:list-item>
                    <text:p>ドキュメント通りにやれば誰でもできる<text:line-break/><text:a xlink:href="https://wiki.documentfoundation.org/Development/BuildingOnLinux" xlink:type="simple">https://wiki.documentfoundation.org/</text:a><text:line-break/> <text:s text:c="53"/><text:a xlink:href="https://wiki.documentfoundation.org/Development/BuildingOnLinux" xlink:type="simple">Development/BuildingOnLinux</text:a></text:p>
                  </text:list-item>
                  <text:list-item>
                    <text:p>仮想マシンとかVPSとかクラウドとか手はある</text:p>
                  </text:list-item>
                  <text:list-item>
                    <text:p>ぼくはさくらのVPS使ってます</text:p>
                  </text:list-item>
                </text:list>
              </text:list-item>
              <text:list-item>
                <text:p>他の環境だとちょっと苦労する</text:p>
                <text:list>
                  <text:list-item>
                    <text:p>でも新しいバージョンだとだいぶ楽になってきた</text:p>
                  </text:list-item>
                  <text:list-item>
                    <text:p>OS Xについてはこれから @testnoda 先生による講義が</text:p>
                  </text:list-item>
                  <text:list-item>
                    <text:p>Windowsについても急速に進化中！<text:line-break/>これはいつか大森さんが話してくれるはず（欠席裁判）</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のバージョンについて再確認</text:p>
          </draw:text-box>
        </draw:frame>
        <draw:frame presentation:style-name="pr8" draw:layer="layout" svg:width="26cm" svg:height="14.829cm" svg:x="1cm" svg:y="4.5cm" presentation:class="outline" presentation:user-transformed="true">
          <draw:text-box>
            <text:list text:style-name="L2">
              <text:list-item>
                <text:p>開発版はmasterと呼ばれる</text:p>
                <text:list>
                  <text:list-item>
                    <text:p>新しい機能は基本masterに入る</text:p>
                  </text:list-item>
                </text:list>
              </text:list-item>
              <text:list-item>
                <text:p>あるタイミングでbranch（枝のこと）が切られてそちらもメンテナンスされる<text:line-break/><text:line-break/><text:line-break/><text:line-break/><text:line-break/><text:line-break/></text:p>
              </text:list-item>
              <text:list-item>
                <text:p>「とりあえずビルドしてみたい」ならmasterが楽（かも</text:p>
              </text:list-item>
            </text:list>
          </draw:text-box>
        </draw:frame>
        <draw:line draw:style-name="gr2" draw:text-style-name="P5" draw:layer="layout" svg:x1="2.168cm" svg:y1="16.178cm" svg:x2="19.518cm" svg:y2="16.178cm">
          <text:p/>
        </draw:line>
        <draw:frame draw:style-name="gr3" draw:layer="layout" svg:width="2.36cm" svg:height="1.052cm" svg:x="20.039cm" svg:y="15.745cm">
          <draw:text-box>
            <text:p>master</text:p>
          </draw:text-box>
        </draw:frame>
        <draw:line draw:style-name="gr4" draw:text-style-name="P5" draw:layer="layout" svg:x1="5.075cm" svg:y1="16.178cm" svg:x2="13.663cm" svg:y2="11.234cm">
          <text:p/>
        </draw:line>
        <draw:line draw:style-name="gr4" draw:text-style-name="P5" draw:layer="layout" svg:x1="9.368cm" svg:y1="16.178cm" svg:x2="17.956cm" svg:y2="11.234cm">
          <text:p/>
        </draw:line>
        <draw:line draw:style-name="gr5" draw:text-style-name="P5" draw:layer="layout" svg:x1="12.448cm" svg:y1="10.019cm" svg:x2="12.448cm" svg:y2="16.178cm">
          <text:p/>
        </draw:line>
        <draw:line draw:style-name="gr2" draw:text-style-name="P5" draw:layer="layout" svg:x1="9.368cm" svg:y1="16.178cm" svg:x2="12.457cm" svg:y2="14.4cm">
          <text:p/>
        </draw:line>
        <draw:line draw:style-name="gr6" draw:text-style-name="P5" draw:layer="layout" svg:x1="5.075cm" svg:y1="16.178cm" svg:x2="12.448cm" svg:y2="11.934cm">
          <text:p/>
        </draw:line>
        <draw:frame draw:style-name="gr3" draw:layer="layout" svg:width="1.336cm" svg:height="1.052cm" draw:transform="rotate (0.516093859814723) translate (8.482cm 12.839cm)">
          <draw:text-box>
            <text:p>4-0</text:p>
          </draw:text-box>
        </draw:frame>
        <draw:frame draw:style-name="gr3" draw:layer="layout" svg:width="1.336cm" svg:height="1.052cm" draw:transform="rotate (0.516093859814723) translate (10.391cm 14.184cm)">
          <draw:text-box>
            <text:p>4-1</text:p>
          </draw:text-box>
        </draw:frame>
        <draw:frame draw:style-name="gr3" draw:layer="layout" svg:width="2.013cm" svg:height="1.052cm" svg:x="11.364cm" svg:y="16.613cm">
          <draw:text-box>
            <text:p>NOW!</text:p>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ぼくのビルド環境</text:p>
          </draw:text-box>
        </draw:frame>
        <draw:frame presentation:style-name="pr8" draw:layer="layout" svg:width="26cm" svg:height="12.179cm" svg:x="1cm" svg:y="4.5cm" presentation:class="outline" presentation:user-transformed="true">
          <draw:text-box>
            <text:list text:style-name="L2">
              <text:list-item>
                <text:p>さくらのVPSのいっちゃん安い奴</text:p>
                <text:list>
                  <text:list-item>
                    <text:p>月額780円だっけか</text:p>
                  </text:list-item>
                  <text:list-item>
                    <text:p>超遅いけど別に放っておけばビルドできるし</text:p>
                  </text:list-item>
                </text:list>
              </text:list-item>
              <text:list-item>
                <text:p>それにUbuntuをインストール</text:p>
                <text:list>
                  <text:list-item>
                    <text:p>デフォだと12.04なのでdo-release-upgrade繰り返して最新に</text:p>
                  </text:list-item>
                  <text:list-item>
                    <text:p>LibreOfficeのバージョンが新しければ新しいほど周辺ソフトも新しいものを要求するので、まあ最新のOSがいいでしょう</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ビルドー！ いっぱーつ！</text:p>
          </draw:text-box>
        </draw:frame>
        <draw:frame presentation:style-name="pr8" draw:layer="layout" svg:width="26cm" svg:height="12.179cm" svg:x="1cm" svg:y="4.5cm" presentation:class="outline" presentation:user-transformed="true">
          <draw:text-box>
            <text:list text:style-name="L2">
              <text:list-item>
                <text:p>ほぼマニュアルどおり</text:p>
              </text:list-item>
            </text:list>
          </draw:text-box>
        </draw:frame>
        <draw:custom-shape draw:style-name="gr7" draw:text-style-name="P6" draw:layer="layout" svg:width="24.485cm" svg:height="13.016cm" svg:x="2.515cm" svg:y="5.895cm">
          <text:p><text:span text:style-name="T3">;; </text:span><text:span text:style-name="T3">現在の</text:span><text:span text:style-name="T3">LibreOffice</text:span><text:span text:style-name="T3">に必要なパッケージをまるっと取ってくる</text:span></text:p>
          <text:p><text:span text:style-name="T3">$ sudo apt-get build-dep libreoffice</text:span></text:p>
          <text:p><text:span text:style-name="T3">;; </text:span><text:span text:style-name="T3">ディレクトリ掘ってそこに移動</text:span></text:p>
          <text:p><text:span text:style-name="T3">$ mkdir LibreOffice</text:span></text:p>
          <text:p><text:span text:style-name="T3">$ cd LibreOffice</text:span></text:p>
          <text:p><text:span text:style-name="T3">;; </text:span><text:span text:style-name="T3">ソースコードをガバっと取ってくる。</text:span></text:p>
          <text:p><text:span text:style-name="T3">$ git clone git://anongit.freedesktop.org/libreoffice/core</text:span></text:p>
          <text:p><text:span text:style-name="T3">;; </text:span><text:span text:style-name="T3">取って来た奴は </text:span><text:span text:style-name="T3">core </text:span><text:span text:style-name="T3">ディレクトリにおかれるのでそこに移動</text:span></text:p>
          <text:p><text:span text:style-name="T3">$ cd core</text:span></text:p>
          <text:p><text:span text:style-name="T3">;; </text:span><text:span text:style-name="T3">環境に併せてビルドを指示するファイル </text:span><text:span text:style-name="T3">(Makefile) </text:span><text:span text:style-name="T3">を作ってもらう</text:span></text:p>
          <text:p><text:span text:style-name="T3">$ ./autogen.sh --with-lang=”ja”</text:span></text:p>
          <text:p><text:span text:style-name="T3">…</text:span></text:p>
          <text:p><text:span text:style-name="T3">;; </text:span><text:span text:style-name="T3">そのあとコマンド一発！……して、ひたすら待つ</text:span></text:p>
          <text:p><text:span text:style-name="T3">$ make</text:span></text:p>
          <text:p><text:span text:style-name="T3">…</text:span></text:p>
          <text:p><text:span text:style-name="T3">$ &lt;- </text:span><text:span text:style-name="T3">できた！</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チェックポイント</text:p>
          </draw:text-box>
        </draw:frame>
        <draw:frame presentation:style-name="pr8" draw:layer="layout" svg:width="26cm" svg:height="14.256cm" svg:x="1cm" svg:y="4.5cm" presentation:class="outline" presentation:user-transformed="true">
          <draw:text-box>
            <text:list text:style-name="L2">
              <text:list-item>
                <text:p>autogen のときに --with-lang を忘れない</text:p>
                <text:list>
                  <text:list-item>
                    <text:p>でないと日本語入らないよ</text:p>
                  </text:list-item>
                </text:list>
              </text:list-item>
              <text:list-item>
                <text:p>masterだとコンパイル環境よりバージョンが進んでることがあってビルドに失敗する</text:p>
                <text:list>
                  <text:list-item>
                    <text:p>今回の場合doxygenが引っかかった</text:p>
                  </text:list-item>
                  <text:list-item>
                    <text:p>別にいらないので --without-doxygen で回避</text:p>
                  </text:list-item>
                  <text:list-item>
                    <text:p>いるいらないの判断はまあ適当に（ひどい</text:p>
                  </text:list-item>
                </text:list>
              </text:list-item>
              <text:list-item>
                <text:p>ビルドした環境ではLibreOfficeは動かない</text:p>
                <text:list>
                  <text:list-item>
                    <text:p>scpとかで手元に引っ張ってきましょう</text:p>
                  </text:list-item>
                  <text:list-item>
                    <text:p>細かい方法はまたいずれ</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とりあえず一回だけ試してみようかな？って人</text:p>
          </draw:text-box>
        </draw:frame>
        <draw:frame presentation:style-name="pr8" draw:layer="layout" svg:width="26cm" svg:height="12.639cm" svg:x="1cm" svg:y="4.5cm" presentation:class="outline" presentation:user-transformed="true">
          <draw:text-box>
            <text:list text:style-name="L2">
              <text:list-item>
                <text:p>いろんなクラウドサービスの無料枠使うのがいいかも</text:p>
                <text:list>
                  <text:list-item>
                    <text:p>すぐぱっと試してもう捨ててもいいやっていうならWindows Azureが2ヶ月お試し無料だったかな？</text:p>
                  </text:list-item>
                  <text:list-item>
                    <text:p>AWSの無料枠でもいいけど破棄忘れに注意</text:p>
                  </text:list-item>
                  <text:list-item>
                    <text:p>さくらインターネットさんが配ってた（今も配ってるのかな）「さくらのクラウド」2万円無料枠は登録だけしとけば1年間無料枠が持つのでけっこオススメ</text:p>
                  </text:list-item>
                </text:list>
              </text:list-item>
              <text:list-item>
                <text:p>まあOSCとかで無料枠くばってたらとりあえずもらっとくのが正解じゃないかな</text:p>
                <text:list>
                  <text:list-item>
                    <text:p>ビルドとかしたい人ならね</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よくわかんないけどみんなビルドしようー</text:p>
          </draw:text-box>
        </draw:frame>
        <draw:frame presentation:style-name="pr11" draw:layer="layout" svg:width="21.5cm" svg:height="12.179cm" svg:x="3.5cm" svg:y="10cm" presentation:class="outline">
          <draw:text-box>
            <text:list text:style-name="L2">
              <text:list-item>
                <text:p>…今日は野田さんの前フリです</text:p>
              </text:list-item>
              <text:list-item>
                <text:p>… Linuxのビルドについてはまたちゃんとやりますー</text:p>
              </text:list-item>
            </text:list>
          </draw:text-box>
        </draw:frame>
        <presentation:notes draw:style-name="dp2">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ource Code Pro2" svg:font-family="'Source Code Pro'" style:font-pitch="fixed"/>
    <style:font-face style:name="Source Code Pro1" svg:font-family="'Source Code Pro'" style:font-adornments="標準" style:font-pitch="fixed"/>
    <style:font-face style:name="Source Code Pro" svg:font-family="'Source Code Pro'" style:font-adornments="標準" style:font-pitch="variable"/>
    <style:font-face style:name="Source Sans Pro3" svg:font-family="'Source Sans Pro'" style:font-adornments="標準" style:font-pitch="variable"/>
    <style:font-face style:name="Arial" svg:font-family="Arial" style:font-family-generic="roman" style:font-pitch="variable"/>
    <style:font-face style:name="IPA P明朝" svg:font-family="'IPA P明朝'"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Liberation Sans1" svg:font-family="'Liberation Sans', 'Nimbus Sans L', Arial" style:font-family-generic="swiss" style:font-pitch="variable"/>
    <style:font-face style:name="Liberation Sans"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599cm" fo:margin-bottom="0.259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6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6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3H6M4S</meta:editing-duration>
    <meta:editing-cycles>76</meta:editing-cycles>
    <meta:generator>LibreOffice/4.1.1.2$Linux_x86 LibreOffice_project/7e4286b58adc75a14f6d83f53a03b6c11fa290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17T23:27:59.252519363</dc:date>
    <dc:creator>Ogasawara Naruhiko</dc:creator>
    <meta:document-statistic meta:object-count="126"/>
  </office:meta>
</office:document-meta>
</file>